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Standard">
      <style:text-properties officeooo:paragraph-rsid="0004a95f"/>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ource_20_Text"><text:span text:style-name="T1">GUAMI</text:span></text:span><text:span text:style-name="T1"> </text:span>stands for <text:span text:style-name="Strong_20_Emphasis">Globally Unique AMF Identifier</text:span>. It is a crucial component in the 5G core network architecture used to uniquely identify an AMF (Access and Mobility Management Function) instance across the entire network.</text:p>
      <text:p text:style-name="Standard"/>
      <text:p text:style-name="Standard"/>
      <text:p text:style-name="Standard"><text:span text:style-name="Strong_20_Emphasis">PLMN</text:span> is a unique identifier for a mobile network operator’s network and is used to distinguish between different mobile networks.</text:p>
      <text:p text:style-name="Standard"/>
      <text:p text:style-name="P3"><text:span text:style-name="Strong_20_Emphasis">TAI</text:span> is used to identify a tracking area in the network, which is a geographical area where the mobile network tracks the user's location. The TAI helps in managing mobility and location updates efficiently.</text:p>
      <text:p text:style-name="P3"/>
      <text:p text:style-name="P3"><text:s/>This configuration file is for an AMF (Access and Mobility Management Function) component in Open5GS, which is part of a 5G core network. Here's a step-by-step explanation of each section:</text:p>
      <text:h text:style-name="Heading_20_3" text:outline-level="3">1. Logger Configuration</text:h>
      <text:p text:style-name="Preformatted_20_Text">yaml</text:p>
      <text:p text:style-name="Preformatted_20_Text">Copy code</text:p>
      <text:p text:style-name="P1"><text:span text:style-name="Source_20_Text">logger:</text:span></text:p>
      <text:p text:style-name="P1"><text:span text:style-name="Source_20_Text"><text:s text:c="2"/>file:</text:span></text:p>
      <text:p text:style-name="P1"><text:span text:style-name="Source_20_Text"><text:s text:c="4"/>path: /var/log/open5gs/amf.log</text:span></text:p>
      <text:p text:style-name="P2"><text:span text:style-name="Source_20_Text"><text:s text:c="4"/>level: debug <text:s text:c="2"/># fatal|error|warn|info(default)|debug|trace</text:span></text:p>
      <text:list xml:id="list484398278" text:style-name="L1">
        <text:list-item>
          <text:p text:style-name="P5"><text:span text:style-name="Strong_20_Emphasis"><text:span text:style-name="Source_20_Text">path</text:span></text:span>: Specifies the file path where the AMF logs will be saved (<text:span text:style-name="Source_20_Text">/var/log/open5gs/amf.log</text:span>).</text:p>
        </text:list-item>
        <text:list-item>
          <text:p text:style-name="P4"><text:span text:style-name="Strong_20_Emphasis"><text:span text:style-name="Source_20_Text">level</text:span></text:span>: Sets the logging level for the AMF. Here, <text:span text:style-name="Source_20_Text">debug</text:span> is specified, which means detailed debugging information will be logged. Other levels include <text:span text:style-name="Source_20_Text">fatal</text:span>, <text:span text:style-name="Source_20_Text">error</text:span>, <text:span text:style-name="Source_20_Text">warn</text:span>, <text:span text:style-name="Source_20_Text">info</text:span> (default), and <text:span text:style-name="Source_20_Text">trace</text:span>.</text:p>
        </text:list-item>
      </text:list>
      <text:h text:style-name="Heading_20_3" text:outline-level="3">2. Global Settings</text:h>
      <text:p text:style-name="Preformatted_20_Text">yaml</text:p>
      <text:p text:style-name="Preformatted_20_Text">Copy code</text:p>
      <text:p text:style-name="P1"><text:span text:style-name="Source_20_Text">global:</text:span></text:p>
      <text:p text:style-name="P1"><text:span text:style-name="Source_20_Text"><text:s text:c="2"/>max:</text:span></text:p>
      <text:p text:style-name="P1"><text:span text:style-name="Source_20_Text"><text:s text:c="4"/>ue: 1024 <text:s/># The number of UE can be increased depending on memory size.</text:span></text:p>
      <text:p text:style-name="P2"><text:span text:style-name="Source_20_Text"># <text:s text:c="3"/>peer: 64</text:span></text:p>
      <text:list xml:id="list3056542494" text:style-name="L2">
        <text:list-item>
          <text:p text:style-name="P7"><text:span text:style-name="Strong_20_Emphasis"><text:span text:style-name="Source_20_Text">max.ue</text:span></text:span>: Defines the maximum number of User Equipments (UEs) that the AMF can handle. Here, it is set to 1024. This number can be increased based on available memory.</text:p>
        </text:list-item>
        <text:list-item>
          <text:p text:style-name="P6"><text:span text:style-name="Strong_20_Emphasis"><text:span text:style-name="Source_20_Text">peer</text:span></text:span>: (commented out) If included, this would define the maximum number of peers (other network functions) the AMF can handle.</text:p>
        </text:list-item>
      </text:list>
      <text:h text:style-name="Heading_20_3" text:outline-level="3">3. AMF Configuration</text:h>
      <text:p text:style-name="Preformatted_20_Text">yaml</text:p>
      <text:p text:style-name="Preformatted_20_Text">Copy code</text:p>
      <text:p text:style-name="P1"><text:span text:style-name="Source_20_Text">amf:</text:span></text:p>
      <text:p text:style-name="P1"><text:span text:style-name="Source_20_Text"><text:s text:c="2"/>sbi:</text:span></text:p>
      <text:p text:style-name="P1"><text:span text:style-name="Source_20_Text"><text:s text:c="4"/>server:</text:span></text:p>
      <text:p text:style-name="P1"><text:span text:style-name="Source_20_Text"><text:s text:c="6"/>- address: 127.0.0.5</text:span></text:p>
      <text:p text:style-name="P1"><text:span text:style-name="Source_20_Text"><text:s text:c="8"/>port: 7777</text:span></text:p>
      <text:p text:style-name="P1"><text:soft-page-break/><text:span text:style-name="Source_20_Text"><text:s text:c="4"/>client:</text:span></text:p>
      <text:p text:style-name="P1"><text:span text:style-name="Source_20_Text"># <text:s text:c="5"/>nrf:</text:span></text:p>
      <text:p text:style-name="P1"><text:span text:style-name="Source_20_Text"># <text:s text:c="7"/>- uri: http://127.0.0.10:7777</text:span></text:p>
      <text:p text:style-name="P1"><text:span text:style-name="Source_20_Text"><text:s text:c="6"/>scp:</text:span></text:p>
      <text:p text:style-name="P1"><text:span text:style-name="Source_20_Text"><text:s text:c="8"/>- uri: http://127.0.0.200:7777</text:span></text:p>
      <text:p text:style-name="P1"><text:span text:style-name="Source_20_Text"><text:s text:c="2"/>ngap:</text:span></text:p>
      <text:p text:style-name="P1"><text:span text:style-name="Source_20_Text"><text:s text:c="4"/>server:</text:span></text:p>
      <text:p text:style-name="P1"><text:span text:style-name="Source_20_Text"><text:s text:c="6"/>- address: 127.0.0.5</text:span></text:p>
      <text:p text:style-name="P1"><text:span text:style-name="Source_20_Text"><text:s text:c="2"/>metrics:</text:span></text:p>
      <text:p text:style-name="P1"><text:span text:style-name="Source_20_Text"><text:s text:c="4"/>server:</text:span></text:p>
      <text:p text:style-name="P1"><text:span text:style-name="Source_20_Text"><text:s text:c="6"/>- address: 127.0.0.5</text:span></text:p>
      <text:p text:style-name="P1"><text:span text:style-name="Source_20_Text"><text:s text:c="8"/>port: 9090</text:span></text:p>
      <text:p text:style-name="P1"><text:span text:style-name="Source_20_Text"><text:s text:c="2"/>guami:</text:span></text:p>
      <text:p text:style-name="P1"><text:span text:style-name="Source_20_Text"><text:s text:c="4"/>- plmn_id:</text:span></text:p>
      <text:p text:style-name="P1"><text:span text:style-name="Source_20_Text"><text:s text:c="8"/>mcc: 999</text:span></text:p>
      <text:p text:style-name="P1"><text:span text:style-name="Source_20_Text"><text:s text:c="8"/>mnc: 70</text:span></text:p>
      <text:p text:style-name="P1"><text:span text:style-name="Source_20_Text"><text:s text:c="6"/>amf_id: </text:span></text:p>
      <text:p text:style-name="P1"><text:span text:style-name="Source_20_Text"><text:s text:c="8"/>region: 2</text:span></text:p>
      <text:p text:style-name="P1"><text:span text:style-name="Source_20_Text"><text:s text:c="8"/>set: 1</text:span></text:p>
      <text:p text:style-name="P1"><text:span text:style-name="Source_20_Text"><text:s text:c="2"/>tai:</text:span></text:p>
      <text:p text:style-name="P1"><text:span text:style-name="Source_20_Text"><text:s text:c="4"/>- plmn_id:</text:span></text:p>
      <text:p text:style-name="P1"><text:span text:style-name="Source_20_Text"><text:s text:c="8"/>mcc: 999</text:span></text:p>
      <text:p text:style-name="P1"><text:span text:style-name="Source_20_Text"><text:s text:c="8"/>mnc: 70</text:span></text:p>
      <text:p text:style-name="P1"><text:span text:style-name="Source_20_Text"><text:s text:c="6"/>tac: 1</text:span></text:p>
      <text:p text:style-name="P1"><text:span text:style-name="Source_20_Text"><text:s text:c="2"/>plmn_support:</text:span></text:p>
      <text:p text:style-name="P1"><text:span text:style-name="Source_20_Text"><text:s text:c="4"/>- plmn_id:</text:span></text:p>
      <text:p text:style-name="P1"><text:span text:style-name="Source_20_Text"><text:s text:c="8"/>mcc: 999</text:span></text:p>
      <text:p text:style-name="P1"><text:span text:style-name="Source_20_Text"><text:s text:c="8"/>mnc: 70</text:span></text:p>
      <text:p text:style-name="P1"><text:span text:style-name="Source_20_Text"><text:s text:c="6"/>s_nssai:</text:span></text:p>
      <text:p text:style-name="P1"><text:span text:style-name="Source_20_Text"><text:s text:c="8"/>- sst: 1</text:span></text:p>
      <text:p text:style-name="P1"><text:span text:style-name="Source_20_Text"><text:s text:c="2"/>security:</text:span></text:p>
      <text:p text:style-name="P1"><text:span text:style-name="Source_20_Text"><text:s text:c="4"/>integrity_order : [ NIA2, NIA1, NIA0 ]</text:span></text:p>
      <text:p text:style-name="P1"><text:span text:style-name="Source_20_Text"><text:s text:c="4"/>ciphering_order : [ NEA0, NEA1, NEA2 ]</text:span></text:p>
      <text:p text:style-name="P1"><text:span text:style-name="Source_20_Text"><text:s text:c="2"/>network_name:</text:span></text:p>
      <text:p text:style-name="P1"><text:span text:style-name="Source_20_Text"><text:s text:c="4"/>full: Open5GS</text:span></text:p>
      <text:p text:style-name="P1"><text:span text:style-name="Source_20_Text"><text:s text:c="4"/>short: Next</text:span></text:p>
      <text:p text:style-name="P1"><text:span text:style-name="Source_20_Text"><text:s text:c="2"/>amf_name: open5gs-amf0</text:span></text:p>
      <text:p text:style-name="P1"><text:span text:style-name="Source_20_Text"><text:s text:c="2"/>time:</text:span></text:p>
      <text:p text:style-name="P1"><text:span text:style-name="Source_20_Text"># <text:s text:c="3"/>t3502:</text:span></text:p>
      <text:p text:style-name="P1"><text:span text:style-name="Source_20_Text"># <text:s text:c="5"/>value: 720 <text:s text:c="2"/># 12 minutes * 60 = 720 seconds</text:span></text:p>
      <text:p text:style-name="P1"><text:span text:style-name="Source_20_Text"><text:s text:c="4"/>t3512:</text:span></text:p>
      <text:p text:style-name="P2"><text:span text:style-name="Source_20_Text"><text:s text:c="6"/>value: 540 <text:s text:c="3"/># 9 minutes * 60 = 540 seconds</text:span></text:p>
      <text:list xml:id="list3928541985" text:style-name="L3">
        <text:list-item>
          <text:p text:style-name="P8"><text:span text:style-name="Strong_20_Emphasis"><text:span text:style-name="Source_20_Text">sbi</text:span></text:span> (Service-Based Interface):</text:p>
          <text:list>
            <text:list-item>
              <text:p text:style-name="P9"><text:span text:style-name="Strong_20_Emphasis"><text:span text:style-name="Source_20_Text">server</text:span></text:span>: Defines the IP address and port where the AMF’s SBI server listens. Here, it is set to <text:span text:style-name="Source_20_Text">127.0.0.5</text:span> on port <text:span text:style-name="Source_20_Text">7777</text:span>.</text:p>
            </text:list-item>
            <text:list-item>
              <text:p text:style-name="P9"><text:span text:style-name="Strong_20_Emphasis"><text:span text:style-name="Source_20_Text">client</text:span></text:span>: Configuration for connecting to other network functions.</text:p>
              <text:list>
                <text:list-item>
                  <text:p text:style-name="P9"><text:span text:style-name="Strong_20_Emphasis"><text:span text:style-name="Source_20_Text">scp</text:span></text:span>: Service Communication Proxy (SCP) URI where the AMF connects (<text:span text:style-name="Source_20_Text">http://127.0.0.200:7777</text:span>).</text:p>
                </text:list-item>
                <text:list-item>
                  <text:p text:style-name="P9"><text:span text:style-name="Strong_20_Emphasis"><text:span text:style-name="Source_20_Text">nrf</text:span></text:span>: (commented out) Network Repository Function (NRF) URI, which is used if the AMF needs to connect to an NRF.</text:p>
                </text:list-item>
              </text:list>
            </text:list-item>
          </text:list>
        </text:list-item>
        <text:list-item>
          <text:p text:style-name="P8"><text:span text:style-name="Strong_20_Emphasis"><text:span text:style-name="Source_20_Text">ngap</text:span></text:span> (Next Generation Application Protocol):</text:p>
          <text:list>
            <text:list-item>
              <text:p text:style-name="P9"><text:soft-page-break/><text:span text:style-name="Strong_20_Emphasis"><text:span text:style-name="Source_20_Text">server</text:span></text:span>: Defines the IP address where the AMF’s NGAP server listens, set to <text:span text:style-name="Source_20_Text">127.0.0.5</text:span>.</text:p>
            </text:list-item>
          </text:list>
        </text:list-item>
        <text:list-item>
          <text:p text:style-name="P8"><text:span text:style-name="Strong_20_Emphasis"><text:span text:style-name="Source_20_Text">metrics</text:span></text:span>:</text:p>
          <text:list>
            <text:list-item>
              <text:p text:style-name="P9"><text:span text:style-name="Strong_20_Emphasis"><text:span text:style-name="Source_20_Text">server</text:span></text:span>: Defines the IP address and port for exposing metrics (performance data). Here, it’s <text:span text:style-name="Source_20_Text">127.0.0.5</text:span> on port <text:span text:style-name="Source_20_Text">9090</text:span>.</text:p>
            </text:list-item>
          </text:list>
        </text:list-item>
        <text:list-item>
          <text:p text:style-name="P8"><text:span text:style-name="Strong_20_Emphasis"><text:span text:style-name="Source_20_Text">guami</text:span></text:span> (Globally Unique AMF Identifier):</text:p>
          <text:list>
            <text:list-item>
              <text:p text:style-name="P9"><text:span text:style-name="Strong_20_Emphasis"><text:span text:style-name="Source_20_Text">plmn_id</text:span></text:span>: Identifies the network using MCC (<text:span text:style-name="Source_20_Text">999</text:span>) and MNC (<text:span text:style-name="Source_20_Text">70</text:span>).</text:p>
            </text:list-item>
            <text:list-item>
              <text:p text:style-name="P9"><text:span text:style-name="Strong_20_Emphasis"><text:span text:style-name="Source_20_Text">amf_id</text:span></text:span>: Identifies the AMF instance within the network, with <text:span text:style-name="Source_20_Text">region</text:span> set to <text:span text:style-name="Source_20_Text">2</text:span> and <text:span text:style-name="Source_20_Text">set</text:span> to <text:span text:style-name="Source_20_Text">1</text:span>.</text:p>
            </text:list-item>
          </text:list>
        </text:list-item>
        <text:list-item>
          <text:p text:style-name="P8"><text:span text:style-name="Strong_20_Emphasis"><text:span text:style-name="Source_20_Text">tai</text:span></text:span> (Tracking Area Identifier):</text:p>
          <text:list>
            <text:list-item>
              <text:p text:style-name="P9"><text:span text:style-name="Strong_20_Emphasis"><text:span text:style-name="Source_20_Text">plmn_id</text:span></text:span>: Identifies the network using MCC (<text:span text:style-name="Source_20_Text">999</text:span>) and MNC (<text:span text:style-name="Source_20_Text">70</text:span>).</text:p>
            </text:list-item>
            <text:list-item>
              <text:p text:style-name="P9"><text:span text:style-name="Strong_20_Emphasis"><text:span text:style-name="Source_20_Text">tac</text:span></text:span>: Tracking Area Code, <text:span text:style-name="Source_20_Text">1</text:span>, identifies a specific tracking area within the network.</text:p>
            </text:list-item>
          </text:list>
        </text:list-item>
        <text:list-item>
          <text:p text:style-name="P8"><text:span text:style-name="Strong_20_Emphasis"><text:span text:style-name="Source_20_Text">plmn_support</text:span></text:span>:</text:p>
          <text:list>
            <text:list-item>
              <text:p text:style-name="P9"><text:span text:style-name="Strong_20_Emphasis"><text:span text:style-name="Source_20_Text">plmn_id</text:span></text:span>: Identifies the supported network using MCC (<text:span text:style-name="Source_20_Text">999</text:span>) and MNC (<text:span text:style-name="Source_20_Text">70</text:span>).</text:p>
            </text:list-item>
            <text:list-item>
              <text:p text:style-name="P9"><text:span text:style-name="Strong_20_Emphasis"><text:span text:style-name="Source_20_Text">s_nssai</text:span></text:span>: Single Network Slice Selection Assistance Information (S-NSSAI) with <text:span text:style-name="Source_20_Text">sst</text:span> (Slice/Service Type) set to <text:span text:style-name="Source_20_Text">1</text:span>.</text:p>
            </text:list-item>
          </text:list>
        </text:list-item>
        <text:list-item>
          <text:p text:style-name="P8"><text:span text:style-name="Strong_20_Emphasis"><text:span text:style-name="Source_20_Text">security</text:span></text:span>:</text:p>
          <text:list>
            <text:list-item>
              <text:p text:style-name="P9"><text:span text:style-name="Strong_20_Emphasis"><text:span text:style-name="Source_20_Text">integrity_order</text:span></text:span>: Specifies the order of integrity protection algorithms used (<text:span text:style-name="Source_20_Text">NIA2</text:span>, <text:span text:style-name="Source_20_Text">NIA1</text:span>, <text:span text:style-name="Source_20_Text">NIA0</text:span>).</text:p>
            </text:list-item>
            <text:list-item>
              <text:p text:style-name="P9"><text:span text:style-name="Strong_20_Emphasis"><text:span text:style-name="Source_20_Text">ciphering_order</text:span></text:span>: Specifies the order of encryption algorithms used (<text:span text:style-name="Source_20_Text">NEA0</text:span>, <text:span text:style-name="Source_20_Text">NEA1</text:span>, <text:span text:style-name="Source_20_Text">NEA2</text:span>).</text:p>
            </text:list-item>
          </text:list>
        </text:list-item>
        <text:list-item>
          <text:p text:style-name="P8"><text:span text:style-name="Strong_20_Emphasis"><text:span text:style-name="Source_20_Text">network_name</text:span></text:span>:</text:p>
          <text:list>
            <text:list-item>
              <text:p text:style-name="P9"><text:span text:style-name="Strong_20_Emphasis"><text:span text:style-name="Source_20_Text">full</text:span></text:span>: The full name of the network (<text:span text:style-name="Source_20_Text">Open5GS</text:span>).</text:p>
            </text:list-item>
            <text:list-item>
              <text:p text:style-name="P9"><text:span text:style-name="Strong_20_Emphasis"><text:span text:style-name="Source_20_Text">short</text:span></text:span>: The short name of the network (<text:span text:style-name="Source_20_Text">Next</text:span>).</text:p>
            </text:list-item>
          </text:list>
        </text:list-item>
        <text:list-item>
          <text:p text:style-name="P8"><text:span text:style-name="Strong_20_Emphasis"><text:span text:style-name="Source_20_Text">amf_name</text:span></text:span>: The name of the AMF instance (<text:span text:style-name="Source_20_Text">open5gs-amf0</text:span>).</text:p>
        </text:list-item>
        <text:list-item>
          <text:p text:style-name="P8"><text:span text:style-name="Strong_20_Emphasis"><text:span text:style-name="Source_20_Text">time</text:span></text:span>:</text:p>
          <text:list>
            <text:list-item>
              <text:p text:style-name="P8"><text:span text:style-name="Strong_20_Emphasis"><text:span text:style-name="Source_20_Text">t3512</text:span></text:span>: Timer value set to <text:span text:style-name="Source_20_Text">540</text:span> seconds (9 minutes). This timer controls specific operations within the AMF.</text:p>
            </text:list-item>
          </text:list>
        </text:list-item>
      </text:list>
      <text:p text:style-name="Text_20_body">The configuration defines how the AMF interacts with other network components, handles user sessions, manages security, and tracks user location. It ensures proper setup and functioning of the AMF within the Open5GS network.</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06:08:13.337755069</meta:creation-date>
    <dc:date>2024-08-06T07:04:52.734771615</dc:date>
    <meta:editing-duration>PT56M40S</meta:editing-duration>
    <meta:editing-cycles>3</meta:editing-cycles>
    <meta:generator>LibreOffice/7.3.7.2$Linux_X86_64 LibreOffice_project/30$Build-2</meta:generator>
    <meta:document-statistic meta:table-count="0" meta:image-count="0" meta:object-count="0" meta:page-count="3" meta:paragraph-count="100" meta:word-count="684" meta:character-count="4403" meta:non-whitespace-character-count="3589"/>
  </office:meta>
</office:document-meta>
</file>